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a609"/>
    </style:style>
    <style:style style:name="P2" style:family="paragraph" style:parent-style-name="Standard">
      <style:text-properties officeooo:rsid="001aa609" officeooo:paragraph-rsid="001aa609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rsid="001aa609" officeooo:paragraph-rsid="001aa609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aa609" officeooo:paragraph-rsid="001aa609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aa609" officeooo:paragraph-rsid="001df046"/>
    </style:style>
    <style:style style:name="P6" style:family="paragraph" style:parent-style-name="Text_20_body" style:list-style-name="L4">
      <style:paragraph-properties fo:margin-top="0cm" fo:margin-bottom="0cm" loext:contextual-spacing="false"/>
      <style:text-properties officeooo:rsid="001aa609" officeooo:paragraph-rsid="001df046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aa609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rsid="001aa609" officeooo:paragraph-rsid="001aa609" style:font-weight-asian="bold" style:font-weight-complex="bold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officeooo:paragraph-rsid="001aa609"/>
    </style:style>
    <style:style style:name="P10" style:family="paragraph" style:parent-style-name="Text_20_body" style:list-style-name="L3">
      <style:paragraph-properties fo:margin-top="0cm" fo:margin-bottom="0cm" loext:contextual-spacing="false"/>
      <style:text-properties officeooo:paragraph-rsid="001aa609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officeooo:rsid="001c1c02" officeooo:paragraph-rsid="001c1c02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df046" officeooo:paragraph-rsid="001df046"/>
    </style:style>
    <style:style style:name="P13" style:family="paragraph" style:parent-style-name="Text_20_body" style:list-style-name="L4">
      <style:paragraph-properties fo:margin-top="0cm" fo:margin-bottom="0cm" loext:contextual-spacing="false"/>
      <style:text-properties officeooo:rsid="001df046" officeooo:paragraph-rsid="001df046"/>
    </style:style>
    <style:style style:name="P14" style:family="paragraph" style:parent-style-name="Text_20_body" style:list-style-name="L4">
      <style:paragraph-properties fo:margin-top="0cm" fo:margin-bottom="0cm" loext:contextual-spacing="false"/>
      <style:text-properties officeooo:paragraph-rsid="001df046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e290e" officeooo:paragraph-rsid="001e290e"/>
    </style:style>
    <style:style style:name="P16" style:family="paragraph" style:parent-style-name="Title">
      <style:text-properties officeooo:paragraph-rsid="001aa609"/>
    </style:style>
    <style:style style:name="T1" style:family="text">
      <style:text-properties officeooo:rsid="001aa609"/>
    </style:style>
    <style:style style:name="T2" style:family="text">
      <style:text-properties style:font-name="Liberation Sans" fo:font-size="28pt" fo:font-weight="bold" officeooo:rsid="001aa609" style:font-name-asian="Microsoft YaHei" style:font-size-asian="28pt" style:font-weight-asian="bold" style:font-name-complex="Arial" style:font-size-complex="28pt" style:font-weight-complex="bold"/>
    </style:style>
    <style:style style:name="T3" style:family="text">
      <style:text-properties style:text-position="sub 58%" officeooo:rsid="001aa609"/>
    </style:style>
    <style:style style:name="T4" style:family="text">
      <style:text-properties style:text-position="super 58%" officeooo:rsid="001aa609"/>
    </style:style>
    <style:style style:name="T5" style:family="text">
      <style:text-properties style:text-position="0% 100%" officeooo:rsid="001aa609"/>
    </style:style>
    <style:style style:name="T6" style:family="text">
      <style:text-properties fo:font-weight="bold" officeooo:rsid="001aa609" style:font-weight-asian="bold" style:font-weight-complex="bold"/>
    </style:style>
    <style:style style:name="T7" style:family="text">
      <style:text-properties officeooo:rsid="001df046"/>
    </style:style>
    <style:style style:name="T8" style:family="text">
      <style:text-properties officeooo:rsid="001f707e"/>
    </style:style>
    <style:style style:name="T9" style:family="text">
      <style:text-properties officeooo:rsid="0020d7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Simple l</text:span>inear <text:span text:style-name="T2">r</text:span>egression<text:line-break/><text:span text:style-name="T2">W</text:span>hiteboarding </text:p>
      <text:p text:style-name="P2"/>
      <text:p text:style-name="P2"/>
      <text:h text:style-name="P1" text:outline-level="2">Theory</text:h>
      <text:p text:style-name="P8">Definitions</text:p>
      <text:list xml:id="list2428037162" text:style-name="L2">
        <text:list-item>
          <text:p text:style-name="P9"><text:span text:style-name="T6">Residual</text:span><text:span text:style-name="T1"> = e = for an (x, y) pair of known values, there will be a gap between y, and the line of best fit vertically below/above y. That gap is the residual.</text:span></text:p>
        </text:list-item>
        <text:list-item>
          <text:p text:style-name="P9"><text:span text:style-name="T6">Residual sum of squares</text:span><text:span text:style-name="T1"> = RSS = the sum of squared residuals: e</text:span><text:span text:style-name="T3">1</text:span><text:span text:style-name="T4">2 </text:span><text:span text:style-name="T5">+e</text:span><text:span text:style-name="T3">2</text:span><text:span text:style-name="T4">2 </text:span><text:span text:style-name="T5">+e</text:span><text:span text:style-name="T3">3</text:span><text:span text:style-name="T4">2 </text:span><text:span text:style-name="T5">+... </text:span></text:p>
        </text:list-item>
        <text:list-item>
          <text:p text:style-name="P9"><text:span text:style-name="T5">B</text:span><text:span text:style-name="T3">0 </text:span><text:span text:style-name="T5">= intercept</text:span></text:p>
        </text:list-item>
        <text:list-item>
          <text:p text:style-name="P9"><text:span text:style-name="T5">B</text:span><text:span text:style-name="T3">1</text:span><text:span text:style-name="T5"> = slope</text:span></text:p>
        </text:list-item>
      </text:list>
      <text:p text:style-name="P7"/>
      <text:p text:style-name="P7"><text:span text:style-name="T1">Simple linear regression: finds the line that minimizes the residual sum of squares. The line is defined by B</text:span><text:span text:style-name="T3">0</text:span><text:span text:style-name="T1"> and B</text:span><text:span text:style-name="T3">1</text:span><text:span text:style-name="T1">.</text:span></text:p>
      <text:p text:style-name="P7"/>
      <text:p text:style-name="P4">Equation to find the least squares coefficient estimates:</text:p>
      <text:list xml:id="list3516259116" text:style-name="L3">
        <text:list-item>
          <text:p text:style-name="P10"><text:span text:style-name="T1">B</text:span><text:span text:style-name="T3">0</text:span><text:span text:style-name="T1"> = y - B</text:span><text:span text:style-name="T3">1</text:span><text:span text:style-name="T1">x</text:span></text:p>
          <text:list>
            <text:list-item>
              <text:p text:style-name="P11">(<text:span text:style-name="T1">B</text:span><text:span text:style-name="T3">0</text:span><text:span text:style-name="T1"> </text:span>is found when x = 0)</text:p>
            </text:list-item>
          </text:list>
        </text:list-item>
      </text:list>
      <text:p text:style-name="P7"/>
      <text:p text:style-name="P7"/>
      <text:h text:style-name="Heading_20_2" text:outline-level="2"><text:span text:style-name="T1">Ideas for u</text:span>ltimate requirements</text:h>
      <text:list xml:id="list2709015107" text:style-name="L1">
        <text:list-item>
          <text:p text:style-name="P3">Residual sum of squares – RSS</text:p>
        </text:list-item>
        <text:list-item>
          <text:p text:style-name="P3">Little vertical lines connecting data points to line of fit</text:p>
        </text:list-item>
      </text:list>
      <text:p text:style-name="P4"/>
      <text:p text:style-name="P4"/>
      <text:h text:style-name="Heading_20_2" text:outline-level="2">April 5, 2021</text:h>
      <text:list xml:id="list2160757317" text:style-name="L4">
        <text:list-item>
          <text:p text:style-name="P6">Refreshed numpy and pandas knoweldge</text:p>
        </text:list-item>
        <text:list-item>
          <text:p text:style-name="P14"><text:span text:style-name="T1">Convert</text:span><text:span text:style-name="T7">ed large dataset to scaled numpy array </text:span><text:span text:style-name="T8">with 200-row sam</text:span><text:span text:style-name="T9">ple</text:span><text:span text:style-name="T7">, and exported it</text:span></text:p>
          <text:list>
            <text:list-item>
              <text:p text:style-name="P13">Note: exporting and importing numpy arrays is huge. Very easy -- will definitely use that in Matrix Maker, etc.</text:p>
            </text:list-item>
          </text:list>
        </text:list-item>
        <text:list-item>
          <text:p text:style-name="P13">Built shell in pygame</text:p>
        </text:list-item>
        <text:list-item>
          <text:p text:style-name="P13">Got 2 axes and datapoints plotted</text:p>
        </text:list-item>
      </text:list>
      <text:p text:style-name="P15">But, a little frustrated because a) I don’t see a correlation, b) # of bedrooms is an integer – mostly whole bedrooms.<text:line-break/></text:p>
      <text:p text:style-name="P15"><text:soft-page-break/>Note: I scaled both the x and y values to fit the x and y scale in pygame. I think this is super wrong... I should scale both by the same factor.</text:p>
      <text:p text:style-name="P15"/>
      <text:p text:style-name="P15">Hmmm... maybe I will repeat this with a second dataset.<text:line-break/></text:p>
      <text:p text:style-name="P12"/>
      <text:p text:style-name="P5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5T06:49:12.038000000</meta:creation-date>
    <meta:generator>LibreOffice/6.4.4.2$Windows_X86_64 LibreOffice_project/3d775be2011f3886db32dfd395a6a6d1ca2630ff</meta:generator>
    <dc:date>2021-04-05T08:14:14.062000000</dc:date>
    <meta:editing-duration>PT1H25M</meta:editing-duration>
    <meta:editing-cycles>6</meta:editing-cycles>
    <meta:document-statistic meta:table-count="0" meta:image-count="0" meta:object-count="0" meta:page-count="2" meta:paragraph-count="23" meta:word-count="247" meta:character-count="1278" meta:non-whitespace-character-count="1061"/>
  </office:meta>
</office:document-meta>
</file>